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bastien Miatti </text:p>
      <text:p text:style-name="P1">11, allée Saint-Exupéry </text:p>
      <text:p text:style-name="P1">92390 Villeneuve-la-Garenne </text:p>
      <text:p text:style-name="P1">Tel : <text:s/>07.83.88.62.92</text:p>
      <text:p text:style-name="P1"/>
      <text:p text:style-name="P1"><text:tab/><text:tab/><text:tab/><text:tab/><text:tab/><text:tab/> <text:s text:c="3"/>A Villeneuve-la-Garenne, Le 15 Novembre 2017</text:p>
      <text:p text:style-name="P1"/>
      <text:p text:style-name="P1"/>
      <text:p text:style-name="P1">Destinataire : service des ressources humaines</text:p>
      <text:p text:style-name="P1"/>
      <text:p text:style-name="P1">Objet : demande de stage </text:p>
      <text:p text:style-name="P1"/>
      <text:p text:style-name="P1">Mme, Mr, </text:p>
      <text:p text:style-name="P1"><text:s text:c="3"/>Bonjour, je me permet de vous écrire dans l'espoir d'acquérir un poste au sein de votre société. En effet, je suis à la recherche d’un stage de fin de formation en développement web.</text:p>
      <text:p text:style-name="P1"/>
      <text:p text:style-name="P1"><text:s text:c="3"/>Autodidacte et passionnée d'informatique, j'ai obtenu mon BAC STI génie électronique en 2010 et ensuite j'ai suivi ma 1ere années dans un cursus d'ingénieur dans une école privée nommée Supinfo.</text:p>
      <text:p text:style-name="P1"/>
      <text:p text:style-name="P1"><text:s text:c="3"/>A l'heure actuelle, le progret technologique ne cesse de s'intensifier et prend une part de plus en plus importante dans nos vies, <text:s/>j'ai intégré les rangs d'une formation du 'PoleS' depuis le 14 juin 2017 en tant que développeur web full stack, incluant 4 mois de formation accéléré par WebForce 3, labellisée « Grande école du numérique » .</text:p>
      <text:p text:style-name="P1"/>
      <text:p text:style-name="P1"><text:s text:c="3"/>je souhaite rejoindre une entreprise afin de développer mon expérience dans cet univers. Ce qui me permettra d'intégrer votre équipe, parallèlement d'améliorer mes compétences dans le monde professionnel et surtout informatique; Ainsi que d’achever la poursuite de mon apprentissage et devenir donc un developpeur informatique back-end.</text:p>
      <text:p text:style-name="P1"/>
      <text:p text:style-name="P1"><text:s text:c="3"/>Je ferai preuve de dynamisme et de curiosité envers tous les mécanismes qui pourront m'entourer et je tâcherai également d'apprendre rapidement les habitudes et les techniques adoptées par votre enseigne.</text:p>
      <text:p text:style-name="P1"><text:s/></text:p>
      <text:p text:style-name="P1"><text:s text:c="4"/>Mon dynamisme, ma rigueur et mon sens des responsabilités, sont des atouts que je mettrai à votre entière disposition; Volontaire et ambitieux, je mets un point d’honneur à respecter toutes missions afin de m'investir complètement dans les taches qui me seront confiées. </text:p>
      <text:p text:style-name="P1"/>
      <text:p text:style-name="P1"><text:s text:c="4"/>Je vous serais reconnaissant de bien vouloir m'indiquer si votre entreprise pourrait être intéressée par ma demande de stage.</text:p>
      <text:p text:style-name="P1"/>
      <text:p text:style-name="P1">Dans l’attente de votre réponse, en vous remerciant de l'attention que vous voudriez portez à cette lettre, je vous prie d'agréer, Madame, Monsieur, l'expression de mes salutations distinguées.</text:p>
      <text:p text:style-name="P1"/>
      <text:p text:style-name="P1"><text:tab/><text:tab/><text:tab/><text:tab/><text:tab/><text:tab/><text:tab/><text:tab/><text:tab/><text:tab/><text:tab/> <text:s/>Miatti Sébastien 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3:56:46.12</meta:creation-date>
    <dc:date>2017-11-22T00:31:29.65</dc:date>
    <meta:editing-duration>PT12M44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8" meta:word-count="318" meta:character-count="2133"/>
  </office:meta>
</office:document-meta>
</file>